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10pt" fo:language="zxx" fo:country="none" fo:font-style="normal" style:text-underline-style="none" fo:font-weight="normal" fo:background-color="transparent"/>
    </style:style>
    <style:style style:name="P2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10pt" fo:language="zxx" fo:country="none" fo:font-style="normal" style:text-underline-style="none" fo:font-weight="normal" officeooo:paragraph-rsid="000e8b1f" fo:background-color="transparent"/>
    </style:style>
    <style:style style:name="P3" style:family="paragraph" style:parent-style-name="Text_20_body">
      <style:text-properties officeooo:rsid="000c7025" officeooo:paragraph-rsid="000c7025"/>
    </style:style>
    <style:style style:name="P4" style:family="paragraph" style:parent-style-name="Text_20_body">
      <style:text-properties fo:font-style="normal" officeooo:rsid="000c7025" officeooo:paragraph-rsid="000c7025" style:font-style-asian="normal" style:font-style-complex="normal"/>
    </style:style>
    <style:style style:name="P5" style:family="paragraph" style:parent-style-name="Text_20_body">
      <style:text-properties fo:font-style="normal" officeooo:rsid="000e5d42" officeooo:paragraph-rsid="000e5d42" style:font-style-asian="normal" style:font-style-complex="normal"/>
    </style:style>
    <style:style style:name="P6" style:family="paragraph" style:parent-style-name="Text_20_body">
      <style:text-properties style:text-underline-style="solid" style:text-underline-width="auto" style:text-underline-color="font-color" officeooo:rsid="000c7025" officeooo:paragraph-rsid="000e8b1f"/>
    </style:style>
    <style:style style:name="P7" style:family="paragraph" style:parent-style-name="Heading_20_2">
      <style:text-properties officeooo:paragraph-rsid="000e8b1f"/>
    </style:style>
    <style:style style:name="P8" style:family="paragraph" style:parent-style-name="Preformatted_20_Text" style:list-style-name="L2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10pt" fo:language="zxx" fo:country="none" fo:font-style="normal" style:text-underline-style="none" fo:font-weight="normal" officeooo:rsid="000c7025" officeooo:paragraph-rsid="000c7025" fo:background-color="transparent"/>
    </style:style>
    <style:style style:name="P9" style:family="paragraph" style:parent-style-name="Text_20_body" style:list-style-name="L1">
      <style:text-properties officeooo:rsid="000c7025" officeooo:paragraph-rsid="000c7025"/>
    </style:style>
    <style:style style:name="P10" style:family="paragraph" style:parent-style-name="Text_20_body" style:list-style-name="L3">
      <style:text-properties fo:font-style="normal" officeooo:rsid="000e5d42" officeooo:paragraph-rsid="000e5d42" style:font-style-asian="normal" style:font-style-complex="normal"/>
    </style:style>
    <style:style style:name="P11" style:family="paragraph" style:parent-style-name="Text_20_body" style:list-style-name="L4">
      <style:text-properties fo:font-style="normal" officeooo:rsid="000e5d42" officeooo:paragraph-rsid="000e5d42" style:font-style-asian="normal" style:font-style-complex="normal"/>
    </style:style>
    <style:style style:name="P12" style:family="paragraph" style:parent-style-name="Text_20_body" style:list-style-name="L3">
      <style:text-properties fo:font-style="normal" officeooo:rsid="000c7025" officeooo:paragraph-rsid="000c7025" style:font-style-asian="normal" style:font-style-complex="normal"/>
    </style:style>
    <style:style style:name="T1" style:family="text">
      <style:text-properties officeooo:rsid="000c7025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c7025"/>
    </style:style>
    <style:style style:name="T4" style:family="text">
      <style:text-properties fo:color="#000000" loext:opacity="100%" officeooo:rsid="000e8b1f"/>
    </style:style>
    <style:style style:name="T5" style:family="text">
      <style:text-properties fo:color="#0000ff" loext:opacity="100%"/>
    </style:style>
    <style:style style:name="T6" style:family="text">
      <style:text-properties fo:color="#0000ff" loext:opacity="100%" officeooo:rsid="000c7025"/>
    </style:style>
    <style:style style:name="T7" style:family="text">
      <style:text-properties fo:color="#0000ff" loext:opacity="100%" officeooo:rsid="000e8b1f"/>
    </style:style>
    <style:style style:name="T8" style:family="text">
      <style:text-properties fo:color="#008000" loext:opacity="100%"/>
    </style:style>
    <style:style style:name="T9" style:family="text">
      <style:text-properties fo:color="#008000" loext:opacity="100%" officeooo:rsid="000e8b1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e8b1f"/>
    </style:style>
    <style:style style:name="T12" style:family="text">
      <style:text-properties officeooo:rsid="000ef542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– Étude de l’<text:span text:style-name="T1">opérateur</text:span> <text:span text:style-name="T10">typeof</text:span></text:p>
      <text:h text:style-name="Heading_20_1" text:outline-level="1">Objectif :</text:h>
      <text:list text:style-name="L1">
        <text:list-item>
          <text:p text:style-name="P9">Utilisation de l’opérateur <text:span text:style-name="T10">typeof</text:span> pour connaître le type d’une variable</text:p>
        </text:list-item>
        <text:list-item>
          <text:p text:style-name="P9">Savoir lire une documentions.</text:p>
        </text:list-item>
        <text:list-item>
          <text:p text:style-name="P9">Savoir décrire une fonction via ses paramètres et ses types de valeurs de retour.</text:p>
        </text:list-item>
      </text:list>
      <text:h text:style-name="Heading_20_1" text:outline-level="1">Première essaie :</text:h>
      <text:p text:style-name="P3">Écrivez ce code dans un script JavaScript :</text:p>
      <text:p text:style-name="P1"><text:span text:style-name="T6">console.log(t</text:span><text:span text:style-name="T5">ypeof</text:span><text:span text:style-name="T2">(3.2)</text:span><text:span text:style-name="T3">)</text:span><text:span text:style-name="T2">;<text:tab/><text:tab/><text:tab/></text:span></text:p>
      <text:p text:style-name="P1"><text:span text:style-name="T5">let</text:span><text:span text:style-name="T2"> longueur = 23 ;</text:span></text:p>
      <text:p text:style-name="P1"><text:span text:style-name="T6">console.log(</text:span><text:span text:style-name="T5">typeof</text:span><text:span text:style-name="T2">(longueur)</text:span><text:span text:style-name="T3">)</text:span><text:span text:style-name="T2">;</text:span></text:p>
      <text:p text:style-name="P1"/>
      <text:list text:style-name="L2">
        <text:list-item>
          <text:p text:style-name="P8">Quel est le résultat de ce script ?</text:p>
        </text:list-item>
        <text:list-item>
          <text:p text:style-name="P8">Parmis les types disponibles en JavaScript, quel types sont affichés dans la console ?</text:p>
        </text:list-item>
      </text:list>
      <text:h text:style-name="Heading_20_1" text:outline-level="1">Étude de <text:span text:style-name="T10">typeof</text:span></text:h>
      <text:p text:style-name="P4"><text:a xlink:type="simple" xlink:href="https://developer.mozilla.org/fr/docs/Web/JavaScript/Reference/Operators/typeof" text:style-name="Internet_20_link" text:visited-style-name="Visited_20_Internet_20_Link">Voir la documentation de <text:span text:style-name="T10">typeof.</text:span></text:a></text:p>
      <text:p text:style-name="P4">En vous aidant de la documentation de typeof sur la <text:a xlink:type="simple" xlink:href="https://developer.mozilla.org/fr/docs/Web/JavaScript/Reference/Operators/typeof" text:style-name="Internet_20_link" text:visited-style-name="Visited_20_Internet_20_Link">MDN</text:a>.</text:p>
      <text:list text:style-name="L3">
        <text:list-item>
          <text:p text:style-name="P10">A quoi sert typeof ?</text:p>
        </text:list-item>
        <text:list-item>
          <text:p text:style-name="P12">Que peuvent être les paramètres de typeof ?</text:p>
        </text:list-item>
        <text:list-item>
          <text:p text:style-name="P12">Que peuvent être ses valeurs de retour ?</text:p>
        </text:list-item>
      </text:list>
      <text:p text:style-name="P6">Écrivez ce code dans un script JavaScript <text:span text:style-name="T11">et expliquer son résultat </text:span>:</text:p>
      <text:p text:style-name="P2"><text:span text:style-name="T3">console.log(</text:span><text:span text:style-name="T6">t</text:span><text:span text:style-name="T5">ypeof</text:span><text:span text:style-name="T2">( </text:span><text:span text:style-name="T7">typeof</text:span><text:span text:style-name="T4">(2) </text:span><text:span text:style-name="T2">)</text:span><text:span text:style-name="T3">)</text:span><text:span text:style-name="T2">;<text:tab/><text:tab/></text:span><text:span text:style-name="T8">// </text:span><text:span text:style-name="T9">=&gt; ?</text:span></text:p>
      <text:p text:style-name="P2"><text:tab/></text:p>
      <text:p text:style-name="Text_20_body"/>
      <text:h text:style-name="P7" text:outline-level="2">Méthodologie de l’étude d’une fonction ou d’un opérateur</text:h>
      <text:p text:style-name="P5">Appliquer cette méthodologie à toutes les fonction<text:span text:style-name="T11">s</text:span> / opérateur<text:span text:style-name="T11">s</text:span><text:note text:id="ftn1" text:note-class="footnote"><text:note-citation>1</text:note-citation><text:note-body><text:p text:style-name="P5"><text:s/>La différence entre opérateur et fonction : Les opérateurs et les fonctions prennent tout le deux des paramètres et renvoie une valeur de retour, seulement les opérateurs ne nécessitent pas de parenthèses. Par exemple ‘<text:span text:style-name="T10">–</text:span> ‘est un opérateur qui prend 2 paramètres et renvoi un <text:span text:style-name="T10">Number</text:span> mais log() est une fonction qui prend minimum 1 paramètre et renvoi <text:span text:style-name="T10">undefined</text:span>.</text:p></text:note-body></text:note> que vous ne comprenez pas.</text:p>
      <text:list text:style-name="L4">
        <text:list-item>
          <text:p text:style-name="P11">Aller sur la documentation MDN de la fonction ou opérateur à étudier</text:p>
        </text:list-item>
        <text:list-item>
          <text:p text:style-name="P11">Chercher la réponse au question suivante :</text:p>
          <text:list>
            <text:list-item>
              <text:p text:style-name="P11">A quoi sert la fonction / opérateur ?</text:p>
            </text:list-item>
            <text:list-item>
              <text:p text:style-name="P11">Quelle peuvent être ses valeurs de retour <text:span text:style-name="T12">(type)</text:span>?</text:p>
            </text:list-item>
            <text:list-item>
              <text:p text:style-name="P11"><text:soft-page-break/>Quelles sont les paramètres nécessaires à sont fonctionnement 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01:46:56.490000000</meta:creation-date>
    <dc:date>2023-09-06T19:56:38.906000000</dc:date>
    <meta:editing-duration>PT6H11M10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9" meta:word-count="271" meta:character-count="1587" meta:non-whitespace-character-count="1350"/>
  </office:meta>
</office:document-meta>
</file>